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53cm" fo:text-shadow="1pt 1pt" fo:font-weight="bold" style:font-size-asian="18pt" style:font-weight-asian="bold" style:font-name-complex="Cambria" style:font-size-complex="18pt"/>
    </style:style>
    <style:style style:name="P2" style:family="paragraph" style:parent-style-name="Standard">
      <style:text-properties fo:font-variant="small-caps" style:font-name="Cambria" fo:font-size="18pt" fo:letter-spacing="0.053cm" fo:text-shadow="1pt 1pt" fo:font-weight="bold" style:font-size-asian="18pt" style:font-weight-asian="bold" style:font-name-complex="Cambria" style:font-size-complex="18pt"/>
    </style:style>
    <style:style style:name="P3" style:family="paragraph" style:parent-style-name="Standard">
      <style:text-properties style:font-name="Cambria" style:font-name-complex="Cambria"/>
    </style:style>
    <style:style style:name="P4" style:family="paragraph" style:parent-style-name="Standard">
      <style:text-properties style:font-name="Cambria" officeooo:rsid="0004dd4b" officeooo:paragraph-rsid="0004dd4b" style:font-name-complex="Cambria"/>
    </style:style>
    <style:style style:name="P5" style:family="paragraph" style:parent-style-name="Standard">
      <style:text-properties style:font-name="Cambria" fo:font-size="10pt" style:font-size-asian="10pt" style:font-name-complex="Cambria" style:font-size-complex="10pt"/>
    </style:style>
    <style:style style:name="T1" style:family="text">
      <style:text-properties style:font-name="Cambria" style:font-name-complex="Cambria"/>
    </style:style>
    <style:style style:name="T2" style:family="text">
      <style:text-properties style:font-name="Cambria" fo:font-weight="bold" style:font-weight-asian="bold" style:font-name-complex="Cambria"/>
    </style:style>
    <style:style style:name="T3" style:family="text">
      <style:text-properties style:font-name="Cambria" fo:font-size="10pt" style:font-size-asian="10pt" style:font-name-complex="Cambria" style:font-size-complex="10pt"/>
    </style:style>
    <style:style style:name="T4" style:family="text">
      <style:text-properties officeooo:rsid="0004dd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-Aula</text:p>
      <text:p text:style-name="P2"/>
      <text:p text:style-name="P3">Nome do Aluno: <text:span text:style-name="T4">Bruno Silva Concli</text:span></text:p>
      <text:p text:style-name="P3">Data da aula: <text:span text:style-name="T4">01/09/2025</text:span></text:p>
      <text:p text:style-name="P3"/>
      <text:p text:style-name="P3">Temas/conceitos trabalhados em aula: <text:span text:style-name="T4">Introdução a Listas Encadeadas.</text:span></text:p>
      <text:p text:style-name="P3"/>
      <text:p text:style-name="P3"/>
      <text:p text:style-name="P3"/>
      <text:p text:style-name="P3"/>
      <text:p text:style-name="P3"/>
      <text:p text:style-name="P3">Detalhe as formas de interação com esses temas/conceitos (busca na Internet, leitura, implementação de programas, exposição do professor, conversa com o colega/professor etc.):</text:p>
      <text:p text:style-name="P3"/>
      <text:p text:style-name="P4">Dois assuntos principais precedem o conceito de listas encadeadas: Alocação dinâmica de memória (ponteiros) e estruturas (struct). Uma lista encadeada é formada por um conjunto de nós, cada um contendo um atributo que aponta para o próximo. O foco da aula foi analisarmos como a partir de um ponteiro surge a lista. </text:p>
      <text:p text:style-name="P4">Um ponteiro de nó é declarado e deve apontar para um objeto do tipo estrutura de nó. Esse ponteiro é responsável por manter a lista toda conhecida ao guardar o endereço do nó que a inicia (e portanto não pode ser perdido). </text:p>
      <text:p text:style-name="P3"/>
      <text:p text:style-name="P3"/>
      <text:p text:style-name="P3"/>
      <text:p text:style-name="P3"/>
      <text:p text:style-name="Standard"><text:span text:style-name="T1">Comentários do aluno (</text:span><text:span text:style-name="T2">obrigatório</text:span><text:span text:style-name="T1"> no mínimo cinco linhas):</text:span></text:p>
      <text:p text:style-name="P3"/>
      <text:p text:style-name="P4">Em aula, focamos na representação gráfica do conteúdo de nós e sua organização em uma lista encadeada, promovendo abstração do conteúdo. Foi introduzida uma nova visão sobre o assunto: Sem nenhum nó, uma lista é nada; a partir do primeiro nó, é intuitivo adicionar novos nós na sequência; porém, para nomear outro nó como o primeiro da lista, é necessário alterar o endereço de memória para onde o ponteiro de nós aponta, portanto uma cópia não basta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mbria" fo:font-size="10pt" style:font-size-asian="10pt" style:font-name-complex="Cambria" style:font-size-complex="10pt"/>
    </style:style>
    <style:style style:name="MT1" style:family="text">
      <style:text-properties style:font-name="Cambria" fo:font-size="10pt" style:font-size-asian="10pt" style:font-name-complex="Cambria" style:font-size-complex="10pt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>
      <style:footer>
        <text:p text:style-name="Standard"><text:span text:style-name="MT1">Algoritmos e Técnicas de Programação II – Noturno – 2º sem/2025</text:span></text:p>
        <text:p text:style-name="MP1">Prof. Marcus Vinicius Maltemp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LATÓRIO-AVALIAÇÃO</dc:title>
    <dc:subject/>
    <meta:keyword/>
    <meta:initial-creator>Marcus Vinicius Maltempi</meta:initial-creator>
    <meta:creation-date>2024-08-01T12:12:00</meta:creation-date>
    <dc:date>2025-09-01T21:46:50.578813571</dc:date>
    <meta:editing-cycles>4</meta:editing-cycles>
    <meta:editing-duration>PT9M50S</meta:editing-duration>
    <meta:document-statistic meta:table-count="0" meta:image-count="0" meta:object-count="0" meta:page-count="1" meta:paragraph-count="11" meta:word-count="234" meta:character-count="1457" meta:non-whitespace-character-count="1229"/>
    <meta:generator>LibreOffice/24.2.7.2$Linux_X86_64 LibreOffice_project/420$Build-2</meta:generator>
  </office:meta>
</office:document-meta>
</file>